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P22" style:parent-style-name="odrážka1" style:family="paragraph">
      <style:paragraph-properties fo:text-align="justify" fo:margin-left="0in" fo:text-indent="0in">
        <style:tab-stops/>
      </style:paragraph-properties>
    </style:style>
    <style:style style:name="P23" style:parent-style-name="odrážka1" style:family="paragraph">
      <style:paragraph-properties fo:text-align="justify" fo:margin-left="0in" fo:text-indent="0in">
        <style:tab-stops/>
      </style:paragraph-properties>
    </style:style>
    <style:style style:name="P24" style:parent-style-name="odrážka1" style:family="paragraph">
      <style:paragraph-properties fo:text-align="justify" fo:margin-left="0in" fo:text-indent="0in">
        <style:tab-stops/>
      </style:paragraph-properties>
    </style:style>
    <style:style style:name="P25" style:parent-style-name="odrážka1" style:family="paragraph">
      <style:paragraph-properties fo:text-align="justify" fo:margin-left="0in" fo:text-indent="0in">
        <style:tab-stops/>
      </style:paragraph-properties>
    </style:style>
    <style:style style:name="P26" style:parent-style-name="odrážka1" style:family="paragraph">
      <style:paragraph-properties fo:text-align="justify" fo:margin-left="0in" fo:text-indent="0in">
        <style:tab-stops/>
      </style:paragraph-properties>
    </style:style>
    <style:style style:name="P27" style:parent-style-name="odrážka1" style:family="paragraph">
      <style:paragraph-properties fo:text-align="justify" fo:margin-left="0in" fo:text-indent="0in">
        <style:tab-stops/>
      </style:paragraph-properties>
    </style:style>
    <style:style style:name="P28" style:parent-style-name="odrážka1" style:family="paragraph">
      <style:paragraph-properties fo:text-align="justify" fo:margin-left="0in" fo:text-indent="0in">
        <style:tab-stops/>
      </style:paragraph-properties>
    </style:style>
    <style:style style:name="P29" style:parent-style-name="odrážka1" style:family="paragraph">
      <style:paragraph-properties fo:text-align="justify" fo:margin-left="0in" fo:text-indent="0in">
        <style:tab-stops/>
      </style:paragraph-properties>
    </style:style>
    <style:style style:name="P30" style:parent-style-name="odrážka1" style:family="paragraph">
      <style:paragraph-properties fo:text-align="justify" fo:margin-left="0.25in" fo:text-indent="-0.25in">
        <style:tab-stops/>
      </style:paragraph-properties>
    </style:style>
    <style:style style:name="P31" style:parent-style-name="Normální" style:family="paragraph">
      <style:paragraph-properties fo:text-align="justify"/>
    </style:style>
    <style:style style:name="T32" style:parent-style-name="Standardnípísmoodstavce" style:family="text">
      <style:text-properties fo:font-weight="bold" style:font-weight-asian="bold"/>
    </style:style>
    <style:style style:name="T33" style:parent-style-name="Standardnípísmoodstavce" style:family="text">
      <style:text-properties fo:font-weight="bold" style:font-weight-asian="bold"/>
    </style:style>
    <style:style style:name="P34" style:parent-style-name="Normální" style:family="paragraph">
      <style:paragraph-properties fo:text-align="justify"/>
      <style:text-properties fo:font-weight="bold" style:font-weight-asian="bold"/>
    </style:style>
    <style:style style:name="P35" style:parent-style-name="Normální" style:family="paragraph">
      <style:paragraph-properties fo:text-align="justify"/>
      <style:text-properties fo:font-weight="bold" style:font-weight-asian="bold"/>
    </style:style>
    <style:style style:name="P36" style:parent-style-name="Normální" style:family="paragraph">
      <style:paragraph-properties fo:text-align="justify"/>
    </style:style>
    <style:style style:name="T37" style:parent-style-name="Standardnípísmoodstavce" style:family="text">
      <style:text-properties fo:font-weight="bold" style:font-weight-asian="bold"/>
    </style:style>
    <style:style style:name="P38" style:parent-style-name="Normální" style:family="paragraph">
      <style:paragraph-properties fo:text-align="justify"/>
      <style:text-properties fo:font-weight="bold" style:font-weight-asian="bold"/>
    </style:style>
    <style:style style:name="P39" style:parent-style-name="Normální" style:family="paragraph">
      <style:paragraph-properties fo:text-align="justify"/>
      <style:text-properties fo:font-weight="bold" style:font-weight-asian="bold"/>
    </style:style>
    <style:style style:name="P40" style:parent-style-name="Normální" style:family="paragraph">
      <style:paragraph-properties fo:text-align="justify"/>
    </style:style>
    <style:style style:name="P41" style:parent-style-name="Normální" style:family="paragraph">
      <style:paragraph-properties fo:text-align="justify"/>
      <style:text-properties fo:color="#FF0000"/>
    </style:style>
    <style:style style:name="P42" style:parent-style-name="Normální" style:family="paragraph">
      <style:paragraph-properties fo:text-align="justify"/>
      <style:text-properties fo:font-weight="bold" style:font-weight-asian="bold"/>
    </style:style>
    <style:style style:name="P43" style:parent-style-name="Normální" style:family="paragraph">
      <style:paragraph-properties fo:text-align="justify"/>
    </style:style>
    <style:style style:name="P44" style:parent-style-name="Normální" style:family="paragraph">
      <style:paragraph-properties fo:text-align="justify"/>
    </style:style>
    <style:style style:name="P45" style:parent-style-name="Normální" style:family="paragraph">
      <style:paragraph-properties fo:text-align="justify"/>
      <style:text-properties fo:font-weight="bold" style:font-weight-asian="bold"/>
    </style:style>
    <style:style style:name="P46" style:parent-style-name="Normální" style:family="paragraph">
      <style:paragraph-properties fo:text-align="justify"/>
    </style:style>
    <style:style style:name="P47" style:parent-style-name="Normální" style:family="paragraph">
      <style:paragraph-properties fo:text-align="justify"/>
      <style:text-properties fo:color="#FF0000"/>
    </style:style>
    <style:style style:name="P48" style:parent-style-name="Normální" style:family="paragraph">
      <style:paragraph-properties fo:text-align="justify"/>
      <style:text-properties fo:font-weight="bold" style:font-weight-asian="bold"/>
    </style:style>
    <style:style style:name="P49" style:parent-style-name="Normální" style:family="paragraph">
      <style:paragraph-properties fo:text-align="justify"/>
    </style:style>
    <style:style style:name="P50" style:parent-style-name="Normální" style:family="paragraph">
      <style:paragraph-properties fo:text-align="justify"/>
    </style:style>
    <style:style style:name="P51" style:parent-style-name="Normální" style:family="paragraph">
      <style:paragraph-properties fo:text-align="justify"/>
      <style:text-properties fo:font-weight="bold" style:font-weight-asian="bold"/>
    </style:style>
    <style:style style:name="P52" style:parent-style-name="Normální" style:family="paragraph">
      <style:paragraph-properties fo:text-align="justify"/>
    </style:style>
    <style:style style:name="P53" style:parent-style-name="Normální" style:family="paragraph">
      <style:paragraph-properties fo:text-align="justify"/>
    </style:style>
    <style:style style:name="P54" style:parent-style-name="Normální" style:family="paragraph">
      <style:paragraph-properties fo:text-align="justify"/>
      <style:text-properties fo:font-weight="bold" style:font-weight-asian="bold"/>
    </style:style>
    <style:style style:name="P55" style:parent-style-name="Normální" style:family="paragraph">
      <style:paragraph-properties fo:text-align="justify"/>
    </style:style>
    <style:style style:name="P56" style:parent-style-name="Normální" style:family="paragraph">
      <style:paragraph-properties fo:text-align="justify"/>
      <style:text-properties fo:font-weight="bold" style:font-weight-asian="bold"/>
    </style:style>
    <style:style style:name="P57" style:parent-style-name="Normální" style:family="paragraph">
      <style:paragraph-properties fo:text-align="justify"/>
      <style:text-properties fo:font-weight="bold" style:font-weight-asian="bold"/>
    </style:style>
    <style:style style:name="P58" style:parent-style-name="Prostýtext" style:family="paragraph">
      <style:paragraph-properties fo:text-align="justify"/>
    </style:style>
    <style:style style:name="T59" style:parent-style-name="Standardnípísmoodstavce" style:family="text">
      <style:text-properties style:font-style-complex="italic"/>
    </style:style>
    <style:style style:name="T60" style:parent-style-name="Standardnípísmoodstavce" style:family="text">
      <style:text-properties style:font-style-complex="italic"/>
    </style:style>
    <style:style style:name="T61" style:parent-style-name="Standardnípísmoodstavce" style:family="text">
      <style:text-properties style:font-style-complex="italic"/>
    </style:style>
    <style:style style:name="T62" style:parent-style-name="Standardnípísmoodstavce" style:family="text">
      <style:text-properties style:font-style-complex="italic"/>
    </style:style>
    <style:style style:name="T63" style:parent-style-name="Standardnípísmoodstavce" style:family="text">
      <style:text-properties style:font-name-complex="Arial"/>
    </style:style>
    <style:style style:name="T64" style:parent-style-name="Standardnípísmoodstavce" style:family="text">
      <style:text-properties style:font-name-complex="Arial"/>
    </style:style>
    <style:style style:name="T65" style:parent-style-name="Standardnípísmoodstavce" style:family="text">
      <style:text-properties style:font-name-complex="Arial"/>
    </style:style>
    <style:style style:name="P66" style:parent-style-name="Prostýtext" style:family="paragraph">
      <style:paragraph-properties fo:text-align="justify"/>
    </style:style>
    <style:style style:name="P67" style:parent-style-name="Normální" style:family="paragraph">
      <style:paragraph-properties fo:text-align="justify"/>
    </style:style>
    <style:style style:name="P68" style:parent-style-name="Normální" style:family="paragraph">
      <style:paragraph-properties fo:text-align="justify"/>
    </style:style>
    <style:style style:name="P69" style:parent-style-name="Normální" style:family="paragraph">
      <style:paragraph-properties fo:text-align="justify"/>
    </style:style>
    <style:style style:name="P70" style:parent-style-name="Normální" style:family="paragraph">
      <style:paragraph-properties fo:text-align="justify"/>
    </style:style>
    <style:style style:name="P71" style:parent-style-name="Normální" style:family="paragraph">
      <style:paragraph-properties fo:text-align="justify"/>
    </style:style>
    <style:style style:name="P72" style:parent-style-name="Normální" style:family="paragraph">
      <style:paragraph-properties fo:text-align="justify"/>
    </style:style>
    <style:style style:name="P73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74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75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76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77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78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79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0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1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2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3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4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5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6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7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8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89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0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1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2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3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4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5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6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7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8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99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100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101" style:parent-style-name="Normální" style:family="paragraph">
      <style:text-properties fo:color="#2E74B5"/>
    </style:style>
    <style:style style:name="P102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P103" style:parent-style-name="Odstavecseseznamem" style:family="paragraph">
      <style:paragraph-properties fo:margin-bottom="0in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4/2021<text:bookmark-end text:name="Text14"/></text:p>
            <text:p text:style-name="Normální">KVOP-40390/2021<text:bookmark-end text:name="Text2"/></text:p>
            <text:p text:style-name="Normální"><text:bookmark-start text:name="Text6"/>21. 09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L. Z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á paní Z.,</text:p>
      <text:p text:style-name="P19"/>
      <text:p text:style-name="P20">dne 15. 9. 2021 byla do Kanceláře veřejného ochránce práv doručena Vaše žádost podle zákona č. 106/1999 Sb., o svobodném přístupu k informacím, ve znění pozdějších předpisů, kterou žádáte o zodpovězení následujících otázek:</text:p>
      <text:p text:style-name="P21"/>
      <text:list text:style-name="LFO12" text:continue-numbering="true">
        <text:list-item>
          <text:p text:style-name="P22">Žádáte o zaslání interního předpisu k poskytování prostor Kanceláře veřejného ochránce práv ke komerčním a nekomerčním účelům, podle níž bylo postupováno v souvislosti s přednáškou Katy Faust. Žádáte o poskytnutí tohoto předpisu i pro případ, že podle něj v souvislosti s touto akcí postupováno nebylo.</text:p>
        </text:list-item>
        <text:list-item>
          <text:p text:style-name="P23">Kdo je objednavatelem prostor v sídle veřejného ochránce práv pro uspořádání přednášky Katy Faust?</text:p>
        </text:list-item>
        <text:list-item>
          <text:p text:style-name="P24">Kdo z Kanceláře veřejného ochránce práv a kdy poptávku přijal a kdo o<text:s/>poskytnutí prostor rozhodl? Učinil tak samotný veřejný ochránce práv nebo jiný pracovník kanceláře? Pokud se jednalo o jiného pracovníka, kdo to byl?<text:s/></text:p>
        </text:list-item>
        <text:list-item>
          <text:p text:style-name="P25">Kdo a za jakou částku si prostory pro uspořádání přednášky Katy Faust v sídle veřejného ochránce práv pronajímá? Jde o organizaci Aliance pro rodinu, z. s. či o jinou organizaci/fyzickou osobu, případně jakou?<text:s/></text:p>
        </text:list-item>
        <text:list-item>
          <text:p text:style-name="P26">Pokud není prostor v sídle veřejného ochránce práv pronajímán, jaký je důvod a právní titul poskytnutí prostor?<text:s/></text:p>
        </text:list-item>
        <text:list-item>
          <text:p text:style-name="P27">Byla udělena záštita pro konání této<text:s/>přednášky ze strany veřejného ochránce práv Stanislava Křečka? Vystoupí veřejný ochránce práv na této přednášce osobně?</text:p>
        </text:list-item>
        <text:list-item>
          <text:p text:style-name="P28">Bylo někomu z pracovníků Kanceláře veřejného ochránce práv uloženo připravit pro tuto akci podklady anebo se jí účastnit?</text:p>
        </text:list-item>
        <text:list-item>
          <text:p text:style-name="P29">Je si Kancelář<text:s/>veřejného ochránce práv a veřejný ochránce práv samotný vědom toho, že Aliance pro rodinu, z. s. i Katy Faust osobně dlouhodobě svou činností pošlapává práva a obrací veřejné mínění proti LGBT+ lidem, kteří jsou jednou ze skupin vyjmenovaných v antidiskriminačním zákoně a jejichž právy se veřejný ochránce práv v rámci své působnosti ve věcech práva na rovné zacházení a ochrany před diskriminací musí zabývat a chránit je?<text:s/></text:p>
        </text:list-item>
      </text:list>
      <text:p text:style-name="P30"/>
      <text:soft-page-break/>
      <text:p text:style-name="P31">Ve smyslu zákona o svobodném přístupu k informacím,<text:s/><text:span text:style-name="T32">se poskytují níže uvedené inform</text:span><text:span text:style-name="T33">ace:</text:span></text:p>
      <text:p text:style-name="P34"/>
      <text:p text:style-name="P35">K bodu č. 1</text:p>
      <text:p text:style-name="P36">Vyžádaný dokument je přílohou č. 1<text:span text:style-name="T37"><text:s/></text:span>tohoto dopisu.</text:p>
      <text:p text:style-name="P38"/>
      <text:p text:style-name="P39">K bodu č. 2</text:p>
      <text:p text:style-name="P40">Objednavatel prostoru v sídle veřejného ochránce práv je Aliance pro rodinu, z. s. se sídlem Platnéřská 194/1, 110 00 Praha 1, kontaktní osoba Jana Jochová.</text:p>
      <text:p text:style-name="P41"/>
      <text:p text:style-name="P42">K bodu č. 3</text:p>
      <text:p text:style-name="P43">Poptávku k poskytnutí (pronajmutí) prostor přijal veřejný ochránce práv telefonicky od předsedkyně Aliance pro rodinu, z. s. a rozhodl se jí vyhovět. Konkrétní datum telefonátu již s ohledem na časový odstup nelze přesně zjistit, stalo se tak některý den v červnu 2021.</text:p>
      <text:p text:style-name="P44"/>
      <text:p text:style-name="P45">K bodu č. 4</text:p>
      <text:p text:style-name="P46">Pronajímatelem prostorů v sídle veřejného ochránce práv je organizace Aliance pro rodinu, z. s. Jedná se o nekomerční pronájem, který zahrnuje pronájem Velkého sálu, předsálí a jednoho parkovacího místa (od 18:00 do 20:00, 21. 9. 2021), dle ceníku se jedná o částku 2 045,-- Kč<text:s/></text:p>
      <text:p text:style-name="P47"/>
      <text:p text:style-name="P48">K bodu č. 5</text:p>
      <text:p text:style-name="P49">Prostor Kanceláře veřejného ochránce práv je standardně pronajímán třetím subjektům.</text:p>
      <text:p text:style-name="P50"/>
      <text:p text:style-name="P51">K bodu č. 6</text:p>
      <text:p text:style-name="P52">Ze strany veřejného ochránce práv záštita udělena nebyla. Jde o soukromou akci předmětné organizace.<text:s/>Veřejný ochránce práv na této přednášce osobně nevystoupí.</text:p>
      <text:p text:style-name="P53"/>
      <text:p text:style-name="P54">K bodu č. 7</text:p>
      <text:p text:style-name="P55">Připravit podklady pro tuto akci či se akce účastnit nebylo žádnému pracovníku Kanceláře veřejného ochránce práv uloženo.</text:p>
      <text:p text:style-name="P56"/>
      <text:p text:style-name="P57">K bodu č. 8</text:p>
      <text:p text:style-name="P58"><text:span text:style-name="T59">Žadatelka se v tomto bodě dotazem nedomáhá<text:s/></text:span><text:span text:style-name="T60">poskytnutí informací o činnosti povinného subjektu (tj. informací, které se vztahují k jeho působnosti, a které má nebo by měl mít k dispozici). Jedná se spíše o dotaz na názor povinného subjektu na činnost konkrétních soukromých subjektů. Podle § 2 odst.<text:s/></text:span><text:span text:style-name="T61">4 zákona o svobodném přístupu k informacím „povinnost povinných subjektů poskytovat informace se netýká dotazů na názory“.  Dotaz tohoto druhu, resp. poskytnutí informací by mohlo být na základě citovaného ustanovení zákona odmítnuto. Nicméně veřejný ochrá</text:span><text:span text:style-name="T62">nce práv se i přesto rozhodnul reagovat a nad rámec povinností vyplývajících ze zákona o svobodném přístupu poskytnout k věci následující vysvětlení. P</text:span>ři svém rozhodování o umožnění poskytnutí prostor Kanceláře veřejného ochránce práv k přednáškové činnosti nerozlišoval zájemce - Alianci pro rodinu, z. s. dle jejich názorů či myšlenek, ani je nijak jinak „nekastoval“. Veřejný ochránce práv respektuje zákon, který mu ukládá, aby byl nezávislý a nestranný a proto osobně považuje za důležité, aby v demokratické společnosti mohl zaznít na konkrétní problematiku jakýkoliv názor. Z pozice Kanceláře veřejného ochránce práv lze odkázat na §§ 14 a 27 zákona č. 219/2000 Sb., o majetku České republiky a jejím vystupování v právních vztazích, ve znění pozdějších předpisů. Uvedená ustanovení vyžadují po organizační složce státu co nejhospodárnější nakládání s majetkem státu, tzn. nakládat s majetkem s co nejefektivněji, zejména s ohledem na ekonomické zájmy státu. Proto Kancelář v obdobích, kdy nepotřebuje<text:s/><text:soft-page-break/>sály a další prostory Kanceláře pro vlastní potřeby, tyto pronajímá nejrůznějším subjektům. Nicméně v souladu s čl. II odst. 3 směrnice<text:s/><text:span text:style-name="T63">č. 4/2016 (O užívání a nájm</text:span>u konferenčních sálů a parkoviště) platí, že „[v] souladu s dodržením zákonného požadavku na nezávislost a nestrannost výkonu funkce veřejného ochránce práv (§ 5 zákona č. 349/1999 Sb., o veřejném ochránci práv, ve znění pozdějších předpisů), nebude využití konferenčních sálů umožněno k účelům politické a náboženské propagace.<text:span text:style-name="T64">“ V daném případě jsem nevyhodnotil,</text:span><text:span text:style-name="T65"><text:s/>že by daná akce měla sloužit účelům politické či náboženské propagace. <text:s/></text:span></text:p>
      <text:p text:style-name="P66"><text:s text:c="4"/></text:p>
      <text:p text:style-name="P67">S pozdravem</text:p>
      <text:p text:style-name="P68"/>
      <text:p text:style-name="P69"/>
      <text:p text:style-name="P70"/>
      <text:p text:style-name="P71"/>
      <text:p text:style-name="P72"/>
      <text:p text:style-name="P73"><text:s text:c="89"/>JUDr. Pavel Pořízek, Ph.D. v. r.</text:p>
      <text:p text:style-name="P74"><text:s text:c="38"/><text:s text:c="44"/>vedoucí Kanceláře veřejného ochránce práv</text:p>
      <text:p text:style-name="P75"><text:tab/>(dokument je elektronicky podepsán)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Příloha</text:p>
      <text:p text:style-name="P103">Směrnice č. 4/2016 O užívání a nájmu konferenčních sálů a parkoviště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odrážka1" style:display-name="odrážka 1)" style:family="paragraph" style:parent-style-name="Normální" style:list-style-name="LFO12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LFO12" style:display-name="LFO12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PHMU*</text:span></text:p>
        <text:p text:style-name="P12"><text:span text:style-name="T13">KVOPX00BPHMU</text:span>KVOPX00BPHM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10-14T08:16:00Z</meta:creation-date>
    <dc:date>2021-10-14T08:18:00Z</dc:date>
    <meta:print-date>2021-09-21T07:3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11" meta:word-count="863" meta:character-count="5946" meta:row-count="42" meta:non-whitespace-character-count="5094"/>
  </office:meta>
</office:document-meta>
</file>